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style:tab-stops>
          <style:tab-stop style:position="0.988cm"/>
        </style:tab-stops>
      </style:paragraph-properties>
      <style:text-properties fo:color="#000000" fo:font-size="11pt" style:font-size-asian="11pt"/>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fo:font-size="11pt" style:font-size-asian="11pt"/>
    </style:style>
    <style:style style:name="P4"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fo:font-size="24pt" fo:font-weight="bold" style:font-size-asian="24pt" style:font-weight-asian="bold"/>
    </style:style>
    <style:style style:name="P5" style:family="paragraph" style:parent-style-name="Standard">
      <style:paragraph-properties fo:text-align="center" style:justify-single-word="false">
        <style:tab-stops>
          <style:tab-stop style:position="0.988cm"/>
        </style:tab-stops>
      </style:paragraph-properties>
      <style:text-properties fo:color="#000000" fo:font-size="24pt" fo:font-weight="bold" style:font-size-asian="24pt" style:font-weight-asian="bold"/>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style>
    <style:style style:name="P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fo:font-size="18pt" fo:font-weight="bold" style:font-size-asian="18pt" style:font-weight-asian="bold"/>
    </style:style>
    <style:style style:name="P8" style:family="paragraph" style:parent-style-name="Standard">
      <style:paragraph-properties>
        <style:tab-stops>
          <style:tab-stop style:position="0.988cm"/>
        </style:tab-stops>
      </style:paragraph-properties>
      <style:text-properties fo:color="#000000" fo:font-size="14pt" fo:font-weight="bold" style:font-size-asian="14pt" style:font-weight-asian="bold"/>
    </style:style>
    <style:style style:name="P9" style:family="paragraph" style:parent-style-name="Standard">
      <style:paragraph-properties>
        <style:tab-stops>
          <style:tab-stop style:position="0.988cm"/>
        </style:tab-stops>
      </style:paragraph-properties>
      <style:text-properties fo:color="#000000"/>
    </style:style>
    <style:style style:name="P10" style:family="paragraph" style:parent-style-name="Standard">
      <style:paragraph-properties>
        <style:tab-stops>
          <style:tab-stop style:position="0.988cm"/>
        </style:tab-stops>
      </style:paragraph-properties>
      <style:text-properties fo:color="#000000" style:font-name="Helvetica" fo:font-size="10pt" style:font-size-asian="10pt"/>
    </style:style>
    <style:style style:name="P11" style:family="paragraph" style:parent-style-name="Standard">
      <style:paragraph-properties>
        <style:tab-stops>
          <style:tab-stop style:position="0.988cm"/>
        </style:tab-stops>
      </style:paragraph-properties>
      <style:text-properties fo:color="#000000" fo:font-size="10pt" style:font-size-asian="10pt"/>
    </style:style>
    <style:style style:name="P12" style:family="paragraph" style:parent-style-name="Standard">
      <style:paragraph-properties>
        <style:tab-stops>
          <style:tab-stop style:position="0.988cm"/>
        </style:tab-stops>
      </style:paragraph-properties>
    </style:style>
    <style:style style:name="P13" style:family="paragraph" style:parent-style-name="Standard" style:master-page-name="Standard">
      <style:paragraph-properties style:page-number="auto"/>
      <style:text-properties fo:color="#000000"/>
    </style:style>
    <style:style style:name="P14" style:family="paragraph" style:parent-style-name="Standard">
      <style:paragraph-properties>
        <style:tab-stops>
          <style:tab-stop style:position="0.988cm"/>
        </style:tab-stops>
      </style:paragraph-properties>
      <style:text-properties fo:color="#000000" fo:font-size="10pt" style:font-size-asian="10pt"/>
    </style:style>
    <style:style style:name="P15" style:family="paragraph" style:parent-style-name="Standard">
      <style:paragraph-properties>
        <style:tab-stops>
          <style:tab-stop style:position="0.988cm"/>
        </style:tab-stops>
      </style:paragraph-properties>
      <style:text-properties fo:color="#000000" fo:font-size="10pt" style:font-size-asian="10pt"/>
    </style:style>
    <style:style style:name="P16" style:family="paragraph" style:parent-style-name="Standard">
      <style:paragraph-properties>
        <style:tab-stops>
          <style:tab-stop style:position="0.988cm"/>
        </style:tab-stops>
      </style:paragraph-properties>
      <style:text-properties fo:color="#000000" fo:font-size="10pt" fo:font-weight="bold" style:font-size-asian="10pt" style:font-weight-asian="bold"/>
    </style:style>
    <style:style style:name="P1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fo:font-size="11pt" fo:font-weight="bold" style:font-size-asian="11pt" style:font-weight-asian="bold"/>
    </style:style>
    <style:style style:name="P18"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fo:font-size="24pt" fo:font-weight="bold" style:font-size-asian="24pt" style:font-weight-asian="bold"/>
    </style:style>
    <style:style style:name="P19" style:family="paragraph" style:parent-style-name="Standard">
      <style:paragraph-properties>
        <style:tab-stops>
          <style:tab-stop style:position="0.988cm"/>
        </style:tab-stops>
      </style:paragraph-properties>
      <style:text-properties fo:color="#000000"/>
    </style:style>
    <style:style style:name="P20" style:family="paragraph" style:parent-style-name="Standard">
      <style:paragraph-properties fo:text-align="center" style:justify-single-word="false">
        <style:tab-stops>
          <style:tab-stop style:position="0.988cm"/>
        </style:tab-stops>
      </style:paragraph-properties>
      <style:text-properties fo:color="#000000" fo:font-size="16pt" style:text-underline-style="solid" style:text-underline-width="auto" style:text-underline-color="font-color" style:font-size-asian="16pt" style:font-size-complex="16pt"/>
    </style:style>
    <style:style style:name="P21" style:family="paragraph" style:parent-style-name="Standard">
      <style:paragraph-properties>
        <style:tab-stops>
          <style:tab-stop style:position="0.988cm"/>
        </style:tab-stops>
      </style:paragraph-properties>
      <style:text-properties fo:color="#000000" fo:font-size="14pt" fo:font-weight="bold" style:font-size-asian="14pt" style:font-weight-asian="bold"/>
    </style:style>
    <style:style style:name="P22" style:family="paragraph" style:parent-style-name="Standard">
      <style:paragraph-properties>
        <style:tab-stops>
          <style:tab-stop style:position="0.988cm"/>
        </style:tab-stops>
      </style:paragraph-properties>
      <style:text-properties fo:color="#000000"/>
    </style:style>
    <style:style style:name="P23" style:family="paragraph" style:parent-style-name="Standard">
      <style:paragraph-properties>
        <style:tab-stops>
          <style:tab-stop style:position="0.988cm"/>
        </style:tab-stops>
      </style:paragraph-properties>
    </style:style>
    <style:style style:name="P24" style:family="paragraph" style:parent-style-name="Standard">
      <style:paragraph-properties fo:margin-left="1.27cm" fo:margin-right="0cm" fo:text-indent="-1.27cm" style:auto-text-indent="false">
        <style:tab-stops>
          <style:tab-stop style:position="0.988cm"/>
        </style:tab-stops>
      </style:paragraph-properties>
      <style:text-properties fo:color="#000000" fo:font-size="10pt" style:font-size-asian="10pt"/>
    </style:style>
    <style:style style:name="T1" style:family="text">
      <style:text-properties fo:color="#000000" fo:font-size="10pt" style:font-size-asian="10pt"/>
    </style:style>
    <style:style style:name="T2" style:family="text">
      <style:text-properties fo:color="#000000" fo:font-size="10pt" fo:font-style="italic" style:font-size-asian="10pt" style:font-style-asian="italic"/>
    </style:style>
    <style:style style:name="T3" style:family="text">
      <style:text-properties fo:color="#000000" fo:font-size="10pt" fo:font-style="italic" style:font-size-asian="10pt"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4">WeborbClient Class Reference</text:p>
      <text:p text:style-name="P6"/>
      <text:p text:style-name="P7">Overview</text:p>
      <text:p text:style-name="P6"/>
      <text:p text:style-name="P7">Instance Methods</text:p>
      <text:p text:style-name="P6"/>
      <text:p text:style-name="P8">initWithUrl:</text:p>
      <text:p text:style-name="P9">Creates an engine for connecting to the application running on the specified web server. Traditionally the <text:s/>application would be accessible via the URL formatted as: http://hostname[:port]/app</text:p>
      <text:p text:style-name="P9"/>
      <text:p text:style-name="P10">-(id)initWithUrl:(NSString *)gatewayURL;</text:p>
      <text:p text:style-name="P2"/>
      <text:p text:style-name="P11">Parameters </text:p>
      <text:p text:style-name="P12"><text:span text:style-name="T1"><text:tab/></text:span><text:span text:style-name="T2">gatewayURL</text:span></text:p>
      <text:p text:style-name="P11"><text:tab/><text:tab/>URL of the server application</text:p>
      <text:p text:style-name="P2"/>
      <text:p text:style-name="P6"/>
      <text:p text:style-name="P8">initWithUrl:destination:</text:p>
      <text:p text:style-name="P9">Creates an engine for connecting to the application running on the specified web server. Traditionally the <text:s/>application would be accessible via the URL formatted as: http://hostname[:port]/app</text:p>
      <text:p text:style-name="P9"/>
      <text:p text:style-name="P10">-(id)initWithUrl:(NSString *)gatewayURL destination:(NSString *)destination;</text:p>
      <text:p text:style-name="P2"/>
      <text:p text:style-name="P11">Parameters </text:p>
      <text:p text:style-name="P12"><text:span text:style-name="T1"><text:tab/></text:span><text:span text:style-name="T2">gatewayURL</text:span></text:p>
      <text:p text:style-name="P11"><text:tab/><text:tab/>URL of the server application</text:p>
      <text:p text:style-name="P12"><text:span text:style-name="T1"><text:tab/></text:span><text:span text:style-name="T2">destination</text:span></text:p>
      <text:p text:style-name="P11"><text:tab/><text:tab/>destination of the service (if nil = by default: «GenericDestination»)</text:p>
      <text:p text:style-name="P11"/>
      <text:p text:style-name="P6"/>
      <text:p text:style-name="P8">setResponder:</text:p>
      <text:p text:style-name="P9">Sets a current delegate for remote invocation; <text:s/>this delegate <text:s/>must <text:s/>be the instance conforming <text:s/>IRemoteClientDelegate protocol</text:p>
      <text:p text:style-name="P9"/>
      <text:p text:style-name="P10">-(void)setResponder:(id &lt;IRemoteClientDelegate&gt;)delegate;</text:p>
      <text:p text:style-name="P2"/>
      <text:p text:style-name="P11">Parameters </text:p>
      <text:p text:style-name="P12"><text:span text:style-name="T1"><text:tab/></text:span><text:span text:style-name="T2">delegate</text:span></text:p>
      <text:p text:style-name="P11"><text:tab/><text:tab/>delegate for remote invocation</text:p>
      <text:p text:style-name="P2"/>
      <text:p text:style-name="P6"/>
      <text:p text:style-name="P8">invoke:method:args</text:p>
      <text:p text:style-name="P9">Invokes the remote service method with arguments; response will be returned to the current delegate</text:p>
      <text:p text:style-name="P9"/>
      <text:p text:style-name="P10">-(void)invoke:(NSString *)className method:(NSString *)methodName <text:s/>args:(NSArray *)args;</text:p>
      <text:p text:style-name="P2"/>
      <text:p text:style-name="P11">Parameters </text:p>
      <text:p text:style-name="P12"><text:span text:style-name="T1"><text:tab/></text:span><text:span text:style-name="T2">className</text:span></text:p>
      <text:p text:style-name="P11"><text:tab/><text:tab/>service name (or nil)</text:p>
      <text:p text:style-name="P12"><text:soft-page-break/><text:span text:style-name="T1"><text:tab/></text:span><text:span text:style-name="T3">methodName</text:span></text:p>
      <text:p text:style-name="P11"><text:tab/><text:tab/>method name</text:p>
      <text:p text:style-name="P12"><text:span text:style-name="T1"><text:tab/></text:span><text:span text:style-name="T3">args</text:span></text:p>
      <text:p text:style-name="P11"><text:tab/><text:tab/>array of method arguments (or nil)</text:p>
      <text:p text:style-name="P11"/>
      <text:p text:style-name="P6"/>
      <text:p text:style-name="P8">invoke:method:args:responder</text:p>
      <text:p text:style-name="P9">Invokes the remote service method with arguments; response will be returned to the specified delegate (must <text:s/>be the instance conforming IRemoteClientDelegate protocol )</text:p>
      <text:p text:style-name="P9"/>
      <text:p text:style-name="P10">-(void)invoke:(NSString *)className method:(NSString *)methodName <text:s/>args:(NSArray *)args </text:p>
      <text:p text:style-name="P10"><text:tab/>responder:(id &lt;IRemoteClientDelegate&gt;)delegate;</text:p>
      <text:p text:style-name="P2"/>
      <text:p text:style-name="P11">Parameters </text:p>
      <text:p text:style-name="P12"><text:span text:style-name="T1"><text:tab/></text:span><text:span text:style-name="T2">className</text:span></text:p>
      <text:p text:style-name="P11"><text:tab/><text:tab/>service name (or nil)</text:p>
      <text:p text:style-name="P12"><text:span text:style-name="T1"><text:tab/></text:span><text:span text:style-name="T3">methodName</text:span></text:p>
      <text:p text:style-name="P11"><text:tab/><text:tab/>method name</text:p>
      <text:p text:style-name="P12"><text:span text:style-name="T1"><text:tab/></text:span><text:span text:style-name="T3">args</text:span></text:p>
      <text:p text:style-name="P11"><text:tab/><text:tab/>array of method arguments (or nil)</text:p>
      <text:p text:style-name="P12"><text:span text:style-name="T1"><text:tab/></text:span><text:span text:style-name="T3">delegate</text:span></text:p>
      <text:p text:style-name="P11"><text:tab/><text:tab/>delegate for remote invocation</text:p>
      <text:p text:style-name="P11"/>
      <text:p text:style-name="P11"/>
      <text:p text:style-name="P6"/>
      <text:p text:style-name="P5">IRemoteClientDelegate Protocol Reference</text:p>
      <text:p text:style-name="P5"/>
      <text:p text:style-name="P7">Overview</text:p>
      <text:p text:style-name="P6"/>
      <text:p text:style-name="P7">Instance Methods</text:p>
      <text:p text:style-name="P3"/>
      <text:p text:style-name="P8">responseHandler:headers:</text:p>
      <text:p text:style-name="P9">The delegate receives this method when the engine got a response on remote method invocation</text:p>
      <text:p text:style-name="P9"/>
      <text:p text:style-name="P11">-(void)responsehandler:(id)result <text:s/>headers:(NSDictionary *)headers;</text:p>
      <text:p text:style-name="P11"/>
      <text:p text:style-name="P11">Parameters </text:p>
      <text:p text:style-name="P12"><text:span text:style-name="T1"><text:tab/></text:span><text:span text:style-name="T2">result</text:span></text:p>
      <text:p text:style-name="P11"><text:tab/><text:tab/>The result object of remote invocation</text:p>
      <text:p text:style-name="P12"><text:span text:style-name="T1"><text:tab/></text:span><text:span text:style-name="T2">headers</text:span></text:p>
      <text:p text:style-name="P11"><text:tab/><text:tab/>The response headers</text:p>
      <text:p text:style-name="P11"/>
      <text:p text:style-name="P3"/>
      <text:p text:style-name="P8">errorHandler:detalization:</text:p>
      <text:p text:style-name="P9">The delegate receives this method when the engine got an error or exception on remote method invocation</text:p>
      <text:p text:style-name="P9"/>
      <text:p text:style-name="P11">-(void)errorhandler:(NSString *)message <text:s/>detalization:(NSString *)detail;</text:p>
      <text:p text:style-name="P11"/>
      <text:p text:style-name="P11">Parameters </text:p>
      <text:p text:style-name="P12"><text:span text:style-name="T1"><text:tab/></text:span><text:span text:style-name="T2">message</text:span></text:p>
      <text:p text:style-name="P11"><text:tab/><text:tab/>The error or exception message</text:p>
      <text:p text:style-name="P12"><text:span text:style-name="T1"><text:tab/></text:span><text:span text:style-name="T2">detail</text:span></text:p>
      <text:p text:style-name="P11"><text:tab/><text:tab/>The error or exception detail description</text:p>
      <text:p text:style-name="P11"/>
      <text:p text:style-name="P11"><text:soft-page-break/></text:p>
      <text:p text:style-name="P20">additional</text:p>
      <text:p text:style-name="P9"/>
      <text:p text:style-name="P4">RTMPClient Class Reference</text:p>
      <text:p text:style-name="P17"/>
      <text:p text:style-name="P8">getSharedObject:persistent:owner</text:p>
      <text:p text:style-name="P9">Returns a reference to a remote shared object that multiple clients can access. If the remote shared object does not already exist, it is created by the server (if the application the client is connected to allows RSO construction). </text:p>
      <text:p text:style-name="P11"/>
      <text:p text:style-name="P11">-(id &lt;IClientSharedObject&gt;)getSharedObject:(NSString *)name persistent:(BOOL)persistent </text:p>
      <text:p text:style-name="P11"><text:tab/>owner:(id <text:tab/>&lt;ISharedObjectListener&gt;)owner;</text:p>
      <text:p text:style-name="P11"/>
      <text:p text:style-name="P11">Parameters </text:p>
      <text:p text:style-name="P12"><text:span text:style-name="T1"><text:tab/></text:span><text:span text:style-name="T2">name</text:span></text:p>
      <text:p text:style-name="P11"><text:tab/><text:tab/>The name of the shared object</text:p>
      <text:p text:style-name="P12"><text:span text:style-name="T1"><text:tab/></text:span><text:span text:style-name="T2">persistent</text:span></text:p>
      <text:p text:style-name="P24"><text:tab/><text:tab/>If YES – specifies that the shared object is persistent on the server. The value of NO indicates the shared object is not persistent.</text:p>
      <text:p text:style-name="P12"><text:span text:style-name="T1"><text:tab/></text:span><text:span text:style-name="T2">owner</text:span></text:p>
      <text:p text:style-name="P11"><text:tab/><text:tab/>delegate for the shared object (must conform the ISharedObjectListener protocol)</text:p>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Вячеслав Вдовиченко</meta:initial-creator>
    <meta:creation-date>2011-07-27T17:10:25</meta:creation-date>
    <dc:date>2011-07-27T19:28:44</dc:date>
    <dc:creator>Вячеслав Вдовиченко</dc:creator>
    <meta:editing-duration>PT2H12M51S</meta:editing-duration>
    <meta:editing-cycles>16</meta:editing-cycles>
    <meta:generator>OpenOffice.org/3.3$Unix OpenOffice.org_project/330m20$Build-9567</meta:generator>
    <meta:document-statistic meta:table-count="0" meta:image-count="0" meta:object-count="0" meta:page-count="3" meta:paragraph-count="78" meta:word-count="374" meta:character-count="3173"/>
  </office:meta>
</office:document-meta>
</file>